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5" table:number-rows-repeated="9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16:29.4536413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creation-date>2017-03-02T13:10:56Z</meta:creation-date>
    <dc:date>2017-03-15T12:18:48.616804490</dc:date>
    <meta:editing-cycles>7</meta:editing-cycles>
    <meta:editing-duration>PT4M14S</meta:editing-duration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